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9ec8" officeooo:paragraph-rsid="00059e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o Whom It May Concern</text:p>
      <text:p text:style-name="P1"/>
      <text:p text:style-name="P1">I am very pleased to be asked to write a personal character reference for Liss Hanley. I have known Liss for all of her life, and in this time I have found her to be an honest and trustworthy person. She has grown to be a beautiful young women and a loving and caring mother.</text:p>
      <text:p text:style-name="P1"/>
      <text:p text:style-name="P1">In addition to these great qualities, Liss has a very friendly and outgoing personality. I am sure that she will be an excellent tenant for whatever property she applies for.</text:p>
      <text:p text:style-name="P1"/>
      <text:p text:style-name="P1">Regards</text:p>
      <text:p text:style-name="P1"/>
      <text:p text:style-name="P1">Liz Hodge</text:p>
      <text:p text:style-name="P1">(02) 6852 324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Gloginja</meta:initial-creator>
    <meta:creation-date>2016-05-05T08:12:20.663699560</meta:creation-date>
    <dc:date>2016-05-05T08:17:26.899773844</dc:date>
    <dc:creator>Robert Gloginja</dc:creator>
    <meta:editing-duration>PT5M7S</meta:editing-duration>
    <meta:editing-cycles>1</meta:editing-cycles>
    <meta:document-statistic meta:table-count="0" meta:image-count="0" meta:object-count="0" meta:page-count="1" meta:paragraph-count="6" meta:word-count="96" meta:character-count="501" meta:non-whitespace-character-count="411"/>
    <meta:generator>LibreOffice/5.0.3.2$Linux_X86_64 LibreOffice_project/00m0$Build-2</meta:generator>
  </office:meta>
</office:document-meta>
</file>